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9" style:family="table">
      <style:table-properties style:width="19.001cm" table:align="margins"/>
    </style:style>
    <style:style style:name="Table19.A" style:family="table-column">
      <style:table-column-properties style:column-width="13.391cm" style:rel-column-width="7592*"/>
    </style:style>
    <style:style style:name="Table19.B" style:family="table-column">
      <style:table-column-properties style:column-width="5.609cm" style:rel-column-width="3180*"/>
    </style:style>
    <style:style style:name="Table19.A1" style:family="table-cell">
      <style:table-cell-properties style:writing-mode="page"/>
    </style:style>
    <style:style style:name="Table49" style:family="table" style:master-page-name="">
      <style:table-properties style:width="5.309cm" style:page-number="auto" fo:break-before="auto" fo:break-after="auto" table:align="right" style:shadow="none" fo:keep-with-next="auto" style:may-break-between-rows="true" table:border-model="collapsing"/>
    </style:style>
    <style:style style:name="Table49.A" style:family="table-column">
      <style:table-column-properties style:column-width="0.66cm"/>
    </style:style>
    <style:style style:name="Table49.B" style:family="table-column">
      <style:table-column-properties style:column-width="4.65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Text_20_body">
      <style:text-properties fo:language="en" fo:country="US" officeooo:paragraph-rsid="000b77e9"/>
    </style:style>
    <style:style style:name="P15" style:family="paragraph" style:parent-style-name="Text_20_body">
      <style:paragraph-properties fo:text-align="center" style:justify-single-word="false"/>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Standard">
      <style:paragraph-properties fo:break-before="page"/>
      <style:text-properties fo:language="en" fo:country="US"/>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list-style-name="L1">
      <style:text-properties fo:language="en" fo:country="US"/>
    </style:style>
    <style:style style:name="P22" style:family="paragraph" style:parent-style-name="Standard" style:list-style-name="L6">
      <style:text-properties fo:language="en" fo:country="US"/>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7"/>
    <style:style style:name="P28" style:family="paragraph" style:parent-style-name="Standard" style:list-style-name="L8"/>
    <style:style style:name="P29" style:family="paragraph" style:parent-style-name="Standard">
      <style:text-properties officeooo:paragraph-rsid="00185b7c"/>
    </style:style>
    <style:style style:name="P30" style:family="paragraph" style:parent-style-name="Heading_20_3" style:list-style-name="">
      <style:paragraph-properties fo:text-align="justify" style:justify-single-word="false" fo:hyphenation-ladder-count="no-limit"/>
      <style:text-properties fo:language="en" fo:country="US" fo:hyphenate="true" fo:hyphenation-remain-char-count="2" fo:hyphenation-push-char-count="2"/>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fo:language="en" fo:country="US"/>
    </style:style>
    <style:style style:name="P33"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4" style:family="paragraph" style:parent-style-name="Heading_20_4">
      <style:text-properties fo:language="en" fo:country="US"/>
    </style:style>
    <style:style style:name="P35" style:family="paragraph" style:parent-style-name="Heading_20_4">
      <style:paragraph-properties fo:break-before="page"/>
    </style:style>
    <style:style style:name="P36" style:family="paragraph" style:parent-style-name="Heading_20_4">
      <style:paragraph-properties fo:break-before="page"/>
      <style:text-properties fo:language="en" fo:country="US"/>
    </style:style>
    <style:style style:name="P37" style:family="paragraph" style:parent-style-name="Text_20_body">
      <style:text-properties fo:language="en" fo:country="US"/>
    </style:style>
    <style:style style:name="P38" style:family="paragraph" style:parent-style-name="Heading_20_5">
      <style:paragraph-properties fo:break-before="page"/>
    </style:style>
    <style:style style:name="P39" style:family="paragraph" style:parent-style-name="Heading_20_2">
      <style:paragraph-properties fo:break-before="page"/>
      <style:text-properties fo:language="en" fo:country="US"/>
    </style:style>
    <style:style style:name="P4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Heading_20_1">
      <style:paragraph-properties fo:break-before="page"/>
      <style:text-properties fo:language="en" fo:country="US"/>
    </style:style>
    <style:style style:name="P43"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officeooo:rsid="001368c8" officeooo:paragraph-rsid="001368c8"/>
    </style:style>
    <style:style style:name="P66"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85b7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0"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2" text:outline-level="1">Maps of level 6 - Cal</text:h>
      <text:p text:style-name="P12">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93"><draw:text-box fo:min-height="14.769cm"><text:p text:style-name="Picture"><draw:frame draw:style-name="fr20" draw:name="Image1" text:anchor-type="as-char" svg:width="13.391cm" style:rel-width="100%" svg:height="14.769cm" style:rel-height="scale" draw:z-index="94"><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41">ID</text:p>
                </table:table-cell>
                <table:table-cell table:style-name="Table49.B1" office:value-type="string">
                  <text:p text:style-name="P41">Description</text:p>
                </table:table-cell>
              </table:table-row>
              <table:table-row>
                <table:table-cell table:style-name="Table49.A2" office:value-type="string">
                  <text:p text:style-name="P63">1</text:p>
                </table:table-cell>
                <table:table-cell table:style-name="Table49.B2" office:value-type="string">
                  <text:p text:style-name="P63">Secret entrance</text:p>
                </table:table-cell>
              </table:table-row>
              <table:table-row>
                <table:table-cell table:style-name="Table49.A3" office:value-type="string">
                  <text:p text:style-name="P63">2</text:p>
                </table:table-cell>
                <table:table-cell table:style-name="Table49.B3" office:value-type="string">
                  <text:p text:style-name="P63">Tavern</text:p>
                </table:table-cell>
              </table:table-row>
              <table:table-row>
                <table:table-cell table:style-name="Table49.A2" office:value-type="string">
                  <text:p text:style-name="P63">3</text:p>
                </table:table-cell>
                <table:table-cell table:style-name="Table49.B2" office:value-type="string">
                  <text:p text:style-name="P63">Resistance base</text:p>
                </table:table-cell>
              </table:table-row>
              <table:table-row>
                <table:table-cell table:style-name="Table49.A3" office:value-type="string">
                  <text:p text:style-name="P63">4</text:p>
                </table:table-cell>
                <table:table-cell table:style-name="Table49.B3" office:value-type="string">
                  <text:p text:style-name="P63">Guild of alchemists</text:p>
                </table:table-cell>
              </table:table-row>
              <table:table-row>
                <table:table-cell table:style-name="Table49.A2" office:value-type="string">
                  <text:p text:style-name="P63">5</text:p>
                </table:table-cell>
                <table:table-cell table:style-name="Table49.B2" office:value-type="string">
                  <text:p text:style-name="P63">Secret entrance</text:p>
                </table:table-cell>
              </table:table-row>
              <table:table-row>
                <table:table-cell table:style-name="Table49.A3" office:value-type="string">
                  <text:p text:style-name="P63">6</text:p>
                </table:table-cell>
                <table:table-cell table:style-name="Table49.B3" office:value-type="string">
                  <text:p text:style-name="P63">Barracks</text:p>
                </table:table-cell>
              </table:table-row>
              <table:table-row>
                <table:table-cell table:style-name="Table49.A2" office:value-type="string">
                  <text:p text:style-name="P63">7</text:p>
                </table:table-cell>
                <table:table-cell table:style-name="Table49.B2" office:value-type="string">
                  <text:p text:style-name="P63">Port</text:p>
                </table:table-cell>
              </table:table-row>
              <table:table-row>
                <table:table-cell table:style-name="Table49.A3" office:value-type="string">
                  <text:p text:style-name="P63">8</text:p>
                </table:table-cell>
                <table:table-cell table:style-name="Table49.B3" office:value-type="string">
                  <text:p text:style-name="P63">Market</text:p>
                </table:table-cell>
              </table:table-row>
              <table:table-row>
                <table:table-cell table:style-name="Table49.A2" office:value-type="string">
                  <text:p text:style-name="P63">9</text:p>
                </table:table-cell>
                <table:table-cell table:style-name="Table49.B2" office:value-type="string">
                  <text:p text:style-name="P63">Sewers entrance</text:p>
                </table:table-cell>
              </table:table-row>
              <table:table-row>
                <table:table-cell table:style-name="Table49.A3" office:value-type="string">
                  <text:p text:style-name="P63">10</text:p>
                </table:table-cell>
                <table:table-cell table:style-name="Table49.B3" office:value-type="string">
                  <text:p text:style-name="P63">Castle</text:p>
                </table:table-cell>
              </table:table-row>
              <table:table-row table:style-name="Table49.12">
                <table:table-cell table:style-name="Table49.A2" office:value-type="string">
                  <text:p text:style-name="P81">■</text:p>
                </table:table-cell>
                <table:table-cell table:style-name="Table49.B2" office:value-type="string">
                  <text:p text:style-name="P64">Market</text:p>
                </table:table-cell>
              </table:table-row>
              <table:table-row>
                <table:table-cell table:style-name="Table49.A3" office:value-type="string">
                  <text:p text:style-name="P80">■</text:p>
                </table:table-cell>
                <table:table-cell table:style-name="Table49.B3" office:value-type="string">
                  <text:p text:style-name="P64">Quest</text:p>
                </table:table-cell>
              </table:table-row>
              <table:table-row>
                <table:table-cell table:style-name="Table49.A2" office:value-type="string">
                  <text:p text:style-name="P79">■</text:p>
                </table:table-cell>
                <table:table-cell table:style-name="Table49.B2" office:value-type="string">
                  <text:p text:style-name="P64">Pavement</text:p>
                </table:table-cell>
              </table:table-row>
              <table:table-row>
                <table:table-cell table:style-name="Table49.A3" office:value-type="string">
                  <text:p text:style-name="P77">■</text:p>
                </table:table-cell>
                <table:table-cell table:style-name="Table49.B3" office:value-type="string">
                  <text:p text:style-name="P64">Building</text:p>
                </table:table-cell>
              </table:table-row>
              <table:table-row>
                <table:table-cell table:style-name="Table49.A2" office:value-type="string">
                  <text:p text:style-name="P75">■</text:p>
                </table:table-cell>
                <table:table-cell table:style-name="Table49.B2" office:value-type="string">
                  <text:p text:style-name="P64">Street</text:p>
                </table:table-cell>
              </table:table-row>
              <table:table-row>
                <table:table-cell table:style-name="Table49.A3" office:value-type="string">
                  <text:p text:style-name="P73">■</text:p>
                </table:table-cell>
                <table:table-cell table:style-name="Table49.B3" office:value-type="string">
                  <text:p text:style-name="P64">Wall</text:p>
                </table:table-cell>
              </table:table-row>
              <table:table-row>
                <table:table-cell table:style-name="Table49.A2" office:value-type="string">
                  <text:p text:style-name="P71">■</text:p>
                </table:table-cell>
                <table:table-cell table:style-name="Table49.B2" office:value-type="string">
                  <text:p text:style-name="P64">Water</text:p>
                </table:table-cell>
              </table:table-row>
              <table:table-row>
                <table:table-cell table:style-name="Table49.A3" office:value-type="string">
                  <text:p text:style-name="P69">■</text:p>
                </table:table-cell>
                <table:table-cell table:style-name="Table49.B3" office:value-type="string">
                  <text:p text:style-name="P64">N<text:span text:style-name="T8">ot </text:span>explorable</text:p>
                </table:table-cell>
              </table:table-row>
              <table:table-row>
                <table:table-cell table:style-name="Table49.A2" office:value-type="string">
                  <text:p text:style-name="P67">■</text:p>
                </table:table-cell>
                <table:table-cell table:style-name="Table49.B2" office:value-type="string">
                  <text:p text:style-name="P64">Green</text:p>
                </table:table-cell>
              </table:table-row>
            </table:table>
            <text:p text:style-name="Table_20_Contents"/>
          </table:table-cell>
        </table:table-row>
      </table:table>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1657811634" text:style-name="L1">
        <text:list-item>
          <text:p text:style-name="P21">Guild: RGBA(100, 140, 255, 0.6) <text:span text:style-name="T2">⬛</text:span></text:p>
        </text:list-item>
        <text:list-item>
          <text:p text:style-name="P21">Barrack RGBA(255, 215, 150, 0.6) <text:span text:style-name="T3">⬛</text:span></text:p>
        </text:list-item>
        <text:list-item>
          <text:p text:style-name="P21">Port RGBA(255, 180, 150, 0.6) <text:span text:style-name="T4">⬛</text:span></text:p>
        </text:list-item>
        <text:list-item>
          <text:p text:style-name="P21">Fountain RGBA(200, 255, 150, 0.6) <text:span text:style-name="T5">⬛</text:span></text:p>
        </text:list-item>
      </text:list>
      <text:h text:style-name="P40" text:outline-level="2">Event diagram</text:h>
      <text:p text:style-name="P13">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0"><draw:text-box fo:min-height="10.054cm"><text:p text:style-name="Picture"><draw:frame draw:style-name="fr13"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9" text:outline-level="2">Explorable shops with findable objects</text:h>
      <text:p text:style-name="P1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25767070" text:style-name="L2">
        <text:list-item>
          <text:p text:style-name="P23">1 of exotic and special clothes:</text:p>
          <text:list>
            <text:list-item>
              <text:p text:style-name="P23">Drop MC (Markl) in the NO sector.</text:p>
            </text:list-item>
          </text:list>
        </text:list-item>
        <text:list-item>
          <text:p text:style-name="P23">3 are small bookshops:</text:p>
          <text:list>
            <text:list-item>
              <text:p text:style-name="P23">Books on ancient civilization (one shop per sector).</text:p>
            </text:list-item>
          </text:list>
        </text:list-item>
        <text:list-item>
          <text:p text:style-name="P23">2 are tool shops:</text:p>
          <text:list>
            <text:list-item>
              <text:p text:style-name="P23">Ancient civilization tools (in SO and SE).</text:p>
            </text:list-item>
          </text:list>
        </text:list-item>
        <text:list-item>
          <text:p text:style-name="P23">3 are pottery shops:</text:p>
          <text:list>
            <text:list-item>
              <text:p text:style-name="P23">Pot, vase and ancient civilization bowl (one shop per sector).</text:p>
            </text:list-item>
          </text:list>
        </text:list-item>
        <text:list-item>
          <text:p text:style-name="P23">1 is an arms shop:</text:p>
          <text:list>
            <text:list-item>
              <text:p text:style-name="P23">Old ancient civilization weapon (sector NO).</text:p>
            </text:list-item>
          </text:list>
        </text:list-item>
        <text:list-item>
          <text:p text:style-name="P23">2 are collectibles shops:</text:p>
          <text:list>
            <text:list-item>
              <text:p text:style-name="P23">Ancient currency (SE sector).</text:p>
            </text:list-item>
            <text:list-item>
              <text:p text:style-name="P2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4"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4"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4" draw:name="Image36" text:anchor-type="as-char" svg:width="9.102cm" style:rel-width="100%" svg:height="5.42cm" style:rel-height="scale" draw:z-index="3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4"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40" text:outline-level="2">Outside the walls</text:h>
      <text:p text:style-name="P1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1"><draw:frame draw:style-name="fr1" draw:name="Frame35" text:anchor-type="as-char" svg:width="15.558cm" draw:z-index="35"><draw:text-box fo:min-height="15.293cm"><text:p text:style-name="Picture"><draw:frame draw:style-name="fr13" draw:name="Image54" text:anchor-type="as-char" svg:width="15.558cm" style:rel-width="100%" svg:height="15.293cm" style:rel-height="scale" draw:z-index="39"><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30" text:outline-level="3"/>
      <text:h text:style-name="P32" text:outline-level="3">The secret entrance 1</text:h>
      <text:p text:style-name="P12"><draw:frame draw:style-name="fr2" draw:name="Frame26" text:anchor-type="paragraph" svg:y="0cm" svg:width="8.999cm" draw:z-index="4"><draw:text-box fo:min-height="7.241cm"><text:p text:style-name="Picture"><draw:frame draw:style-name="fr13" draw:name="Image2" text:anchor-type="as-char" svg:width="8.999cm" style:rel-width="100%" svg:height="7.241cm" style:rel-height="scale" draw:z-index="4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3" draw:name="Frame2" text:anchor-type="as-char" svg:width="13.289cm" draw:z-index="42"><draw:text-box fo:min-height="13.501cm"><text:p text:style-name="Picture"><draw:frame draw:style-name="fr13" draw:name="Image13" text:anchor-type="as-char" svg:width="13.289cm" style:rel-width="100%" svg:height="13.501cm" style:rel-height="scale" draw:z-index="43"><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9">ID</text:p>
                  </table:table-cell>
                  <table:table-cell table:style-name="Table25.B1" office:value-type="string">
                    <text:p text:style-name="P19">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4"><draw:text-box fo:min-height="17.805cm"><text:p text:style-name="Picture"><draw:frame draw:style-name="fr13" draw:name="Image48" text:anchor-type="as-char" svg:width="14cm" style:rel-width="100%" svg:height="17.805cm" style:rel-height="scale" draw:z-index="45"><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9">Puzzle prop.</text:p>
                  </table:table-cell>
                  <table:table-cell table:style-name="Table36.B1" office:value-type="string">
                    <text:p text:style-name="P19">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9"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6"><draw:text-box fo:min-height="18.205cm"><text:p text:style-name="Picture"><draw:frame draw:style-name="fr13" draw:name="Image5" text:anchor-type="as-char" svg:width="18.523cm" style:rel-width="100%" svg:height="18.205cm" style:rel-height="scale" draw:z-index="48"><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9">ID</text:p>
                  </table:table-cell>
                  <table:table-cell table:style-name="Table21.B1" office:value-type="string">
                    <text:p text:style-name="P19">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2"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50"><draw:text-box fo:min-height="9.225cm"><text:p text:style-name="Picture"><draw:frame draw:style-name="fr13" draw:name="Image8" text:anchor-type="as-char" svg:width="19.001cm" style:rel-width="100%" svg:height="9.225cm" style:rel-height="scale" draw:z-index="51"><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9">ID</text:p>
                  </table:table-cell>
                  <table:table-cell table:style-name="Table29.B1" office:value-type="string">
                    <text:p text:style-name="P19">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2"/>
      <text:h text:style-name="P31"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2"><draw:text-box fo:min-height="18.152cm"><text:p text:style-name="Picture"><draw:frame draw:style-name="fr13" draw:name="Image26" text:anchor-type="as-char" svg:width="18.655cm" style:rel-width="100%" svg:height="18.152cm" style:rel-height="scale" draw:z-index="53"><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9">ID</text:p>
                  </table:table-cell>
                  <table:table-cell table:style-name="Table23.B1" office:value-type="string">
                    <text:p text:style-name="P19">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32"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54"><draw:text-box fo:min-height="18.733cm"><text:p text:style-name="Picture"><draw:frame draw:style-name="fr13" draw:name="Image7" text:anchor-type="as-char" svg:width="13.391cm" style:rel-width="100%" svg:height="18.733cm" style:rel-height="scale" draw:z-index="55"><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9">ID</text:p>
                  </table:table-cell>
                  <table:table-cell table:style-name="Table27.B1" office:value-type="string">
                    <text:p text:style-name="P19">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1"><draw:text-box fo:min-height="17.42cm"><text:p text:style-name="Picture"><draw:frame draw:style-name="fr13"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8"><draw:frame draw:style-name="fr1" draw:name="Frame4" text:anchor-type="as-char" svg:width="19.001cm" draw:z-index="5"><draw:text-box fo:min-height="19.457cm"><text:p text:style-name="P16"><draw:frame draw:style-name="fr13" draw:name="Image3" text:anchor-type="as-char" svg:width="19.001cm" style:rel-width="100%" svg:height="19.457cm" style:rel-height="scale" draw:z-index="56"><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5"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7"><draw:text-box fo:min-height="20.001cm"><text:p text:style-name="Picture"><draw:frame draw:style-name="fr13" draw:name="Image56" text:anchor-type="as-char" svg:width="9.52cm" style:rel-width="100%" svg:height="20.001cm" style:rel-height="scale" draw:z-index="58"><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9">Puzzle prop.</text:p>
                  </table:table-cell>
                  <table:table-cell table:style-name="Table38.B1" office:value-type="string">
                    <text:p text:style-name="P19">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31"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5"><draw:frame draw:style-name="fr1" draw:name="Frame30" text:anchor-type="as-char" svg:width="15.558cm" draw:z-index="59"><draw:text-box fo:min-height="9.719cm"><text:p text:style-name="Picture"><draw:frame draw:style-name="fr13" draw:name="Image49" text:anchor-type="as-char" svg:width="15.558cm" style:rel-width="100%" svg:height="9.719cm" style:rel-height="scale" draw:z-index="60"><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3" text:outline-level="4"/>
      <text:h text:style-name="P35"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3"><draw:text-box fo:min-height="14.295cm"><text:p text:style-name="Picture"><draw:frame draw:style-name="fr13" draw:name="Image55" text:anchor-type="as-char" svg:width="14cm" style:rel-width="100%" svg:height="14.295cm" style:rel-height="scale" draw:z-index="64"><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9">Puzzle prop.</text:p>
                  </table:table-cell>
                  <table:table-cell table:style-name="Table35.B1" office:value-type="string">
                    <text:p text:style-name="P19">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9" text:outline-level="2">Port area</text:h>
      <text:p text:style-name="P1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5"><draw:text-box fo:min-height="12.779cm"><text:p text:style-name="Picture"><draw:frame draw:style-name="fr13" draw:name="Image33" text:anchor-type="as-char" svg:width="13.086cm" style:rel-width="100%" svg:height="11.501cm" style:rel-height="scale" draw:z-index="66"><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9">ID</text:p>
                  </table:table-cell>
                  <table:table-cell table:style-name="Table12.B1" office:value-type="string">
                    <text:p text:style-name="P19">Description</text:p>
                  </table:table-cell>
                </table:table-row>
              </table:table-header-rows>
              <table:table-row>
                <table:table-cell table:style-name="Table12.A2" office:value-type="string">
                  <text:p text:style-name="P3"><draw:frame draw:style-name="fr15" draw:name="Image44" text:anchor-type="as-char" svg:width="0.4cm" svg:height="0.49cm" draw:z-index="67"><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5" draw:name="Image43" text:anchor-type="as-char" svg:width="0.4cm" svg:height="0.49cm" draw:z-index="68"><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1"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69"><draw:text-box><text:p text:style-name="P16"><draw:frame draw:style-name="fr16" draw:name="Image11" text:anchor-type="as-char" svg:width="16.36cm" svg:height="18cm" draw:z-index="70"><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9" text:outline-level="2">Market area</text:h>
      <text:p text:style-name="P1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73"><draw:text-box fo:min-height="14.485cm"><text:p text:style-name="Picture"><draw:frame draw:style-name="fr13" draw:name="Image25" text:anchor-type="as-char" svg:width="13.088cm" style:rel-width="100%" svg:height="13.04cm" style:rel-height="scale" draw:z-index="74"><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9">ID</text:p>
                </table:table-cell>
                <table:table-cell table:style-name="Table15.B1" office:value-type="string">
                  <text:p text:style-name="P19">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76"><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5" draw:name="Image38" text:anchor-type="as-char" svg:width="0.4cm" svg:height="0.49cm" draw:z-index="77"><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2"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4"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8"><draw:text-box fo:min-height="17.064cm"><text:p text:style-name="Picture"><draw:frame draw:style-name="fr13" draw:name="Image30" text:anchor-type="as-char" svg:width="9.5cm" style:rel-width="100%" svg:height="17.064cm" style:rel-height="scale" draw:z-index="81"><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82"><draw:text-box fo:min-height="11.772cm"><text:p text:style-name="Picture"><draw:frame draw:style-name="fr13" draw:name="Image10" text:anchor-type="as-char" svg:width="19.001cm" style:rel-width="100%" svg:height="11.772cm" style:rel-height="scale" draw:z-index="83"><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9">ID</text:p>
                  </table:table-cell>
                  <table:table-cell table:style-name="Table17.B1" office:value-type="string">
                    <text:p text:style-name="P19">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076420135" text:style-name="L3">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Soldier E6: time to reach the other point of his journey: 9 m→6.8 s</text:p>
        </text:list-item>
        <text:list-item>
          <text:p text:style-name="P24"><text:soft-page-break/>Markl’s movement speed: 8 km/h</text:p>
        </text:list-item>
      </text:list>
      <text:p text:style-name="Standard">Soldiers have two positions during patrolling:</text:p>
      <text:list xml:id="list511011708" text:style-name="L4">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363358814" text:style-name="L5">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36"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4"><draw:text-box fo:min-height="12.291cm"><text:p text:style-name="Picture"><draw:frame draw:style-name="fr13" draw:name="Image29" text:anchor-type="as-char" svg:width="8.999cm" style:rel-width="100%" svg:height="12.291cm" style:rel-height="scale" draw:z-index="85"><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6" draw:name="Frame12" text:anchor-type="as-char" svg:width="12.303cm" style:rel-width="100%" svg:height="8.98cm" style:rel-height="scale-min" draw:z-index="86"><draw:text-box><text:p text:style-name="Picture"><draw:frame draw:style-name="fr18" draw:name="Image12" text:anchor-type="as-char" svg:width="12.303cm" style:rel-width="100%" svg:height="9.13cm" style:rel-height="scale" draw:z-index="87"><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20">ID</text:p>
                        </table:table-cell>
                        <table:table-cell table:style-name="Table18.B1" office:value-type="string">
                          <text:p text:style-name="P19">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4"/>
          </table:table-cell>
          <table:covered-table-cell/>
        </table:table-row>
      </table:table>
      <text:p text:style-name="Text_20_body"/>
      <text:h text:style-name="P32" text:outline-level="3">The alchemist’s guild</text:h>
      <text:p text:style-name="P12">The alchemist’s guild is based in the city’s tower. Here the team will have to recover the book of the ancient language. There are two puzzles to solve:</text:p>
      <text:list xml:id="list705871144" text:style-name="L6">
        <text:list-item>
          <text:p text:style-name="P22">Recovering the right ampoules to prepare a magic potion; this will serve to open the glass door located on the ground floor that protects the book.</text:p>
        </text:list-item>
        <text:list-item>
          <text:p text:style-name="P22">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8"><draw:text-box fo:min-height="12.584cm"><text:p text:style-name="Picture"><draw:frame draw:style-name="fr13" draw:name="Image16" text:anchor-type="as-char" svg:width="19.001cm" style:rel-width="100%" svg:height="12.584cm" style:rel-height="scale" draw:z-index="89"><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0"><draw:text-box fo:min-height="14.817cm"><text:p text:style-name="Picture"><draw:frame draw:style-name="fr13" draw:name="Image15" text:anchor-type="as-char" svg:width="19.001cm" style:rel-width="100%" svg:height="14.817cm" style:rel-height="scale" draw:z-index="91"><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7" draw:name="Frame15" text:anchor-type="paragraph" svg:width="19.001cm" draw:z-index="0"><draw:text-box fo:min-height="14.226cm"><text:p text:style-name="Picture"><draw:frame draw:style-name="fr13" draw:name="Image14" text:anchor-type="as-char" svg:width="19.001cm" style:rel-width="100%" svg:height="14.226cm" style:rel-height="scale" draw:z-index="92"><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2">The mini-games that the player must overcome to collect objects on the two floors are multiple and increase in difficulty in the highest floor of the tower. The typologies are: </text:p>
      <text:list xml:id="list403135129" text:style-name="L7">
        <text:list-item>
          <text:p text:style-name="P27">Break locks to open doors, exploiting the talent of Markl</text:p>
        </text:list-item>
        <text:list-item>
          <text:p text:style-name="P27">Move crates that block the road and use them as riser to reach objects placed on top of some columns through the power of Sophie to command objects</text:p>
        </text:list-item>
        <text:list-item>
          <text:p text:style-name="P2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8" draw:name="Frame39" text:anchor-type="as-char" svg:width="9.5cm" style:rel-width="100%" svg:height="8.331cm" style:rel-height="scale-min" draw:z-index="71"><draw:text-box><text:p text:style-name="Picture"><draw:frame draw:style-name="fr19" draw:name="graphics1" text:anchor-type="as-char" svg:width="9.497cm" style:rel-width="100%" svg:height="7.729cm" style:rel-height="scale" draw:z-index="72"><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8" draw:name="Frame40" text:anchor-type="as-char" svg:width="9.5cm" style:rel-width="100%" svg:height="8.149cm" style:rel-height="scale-min" draw:z-index="79"><draw:text-box><text:p text:style-name="Picture"><draw:frame draw:style-name="fr19" draw:name="graphics2" text:anchor-type="as-char" svg:width="9.497cm" style:rel-width="100%" svg:height="7.729cm" style:rel-height="scale" draw:z-index="80"><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9" draw:name="Frame31" text:anchor-type="paragraph" svg:width="4.89cm" draw:z-index="3"><draw:text-box fo:min-height="7.999cm"><text:p text:style-name="Picture"><draw:frame draw:style-name="fr13" draw:name="Image50" text:anchor-type="as-char" svg:width="4.89cm" style:rel-width="100%" svg:height="7.999cm" style:rel-height="scale" draw:z-index="75"><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9">Puzzle prop.</text:p>
          </table:table-cell>
          <table:table-cell table:style-name="Table48.B1" office:value-type="string">
            <text:p text:style-name="P19">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5" text:outline-level="4">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20757868" text:style-name="L8">
              <text:list-item>
                <text:p text:style-name="P28">Library that goes up → number up.</text:p>
              </text:list-item>
              <text:list-item>
                <text:p text:style-name="P28">Library that drops → number down.</text:p>
              </text:list-item>
            </text:list>
          </table:table-cell>
          <table:table-cell table:style-name="Table7.A1" table:number-rows-spanned="2" office:value-type="string">
            <text:p text:style-name="Table_20_Contents"><draw:frame draw:style-name="fr10" draw:name="Frame25" text:anchor-type="as-char" svg:y="-17.754cm" svg:width="11.513cm" draw:z-index="26"><draw:text-box fo:min-height="18.494cm"><text:p text:style-name="Picture"><draw:frame draw:style-name="fr13" draw:name="Image17" text:anchor-type="as-char" svg:width="11.513cm" style:rel-width="100%" svg:height="18.494cm" style:rel-height="scale" draw:z-index="3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9">Puzzle prop.</text:p>
                </table:table-cell>
                <table:table-cell table:style-name="Table47.B1" office:value-type="string">
                  <text:p text:style-name="P19">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1" draw:name="Frame18" text:anchor-type="as-char" svg:width="5.205cm" draw:z-index="32"><draw:text-box fo:min-height="6.006cm"><text:p text:style-name="P17"><draw:frame draw:style-name="fr16" draw:name="Image31" text:anchor-type="as-char" svg:width="4.9cm" svg:height="4.821cm" draw:z-index="3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9"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10"><draw:text-box fo:min-height="13cm"><text:p text:style-name="Picture"><draw:frame draw:style-name="fr16"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9">ID</text:p>
                  </table:table-cell>
                  <table:table-cell table:style-name="Table31.B1" office:value-type="string">
                    <text:p text:style-name="P19">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8"><draw:image xlink:href="../../Resources/Levels/Radme/Cal/Blueprints/icone%20mappa/levaSU.png" xlink:type="simple" xlink:show="embed" xlink:actuate="onLoad" loext:mime-type="image/png"/></draw:frame>) and 1 down (<draw:frame draw:style-name="fr17" draw:name="Image53" text:anchor-type="as-char" svg:width="0.499cm" svg:height="0.499cm" draw:z-index="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4"><draw:text-box fo:min-height="4.21cm"><text:p text:style-name="Picture"><draw:frame draw:style-name="fr13" draw:name="Image58" text:anchor-type="as-char" svg:width="14cm" style:rel-width="100%" svg:height="4.21cm" style:rel-height="scale" draw:z-index="1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9">Puzzle prop.</text:p>
                </table:table-cell>
                <table:table-cell table:style-name="Table42.B1" office:value-type="string">
                  <text:p text:style-name="P19">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55605711" text:style-name="L9">
              <text:list-item>
                <text:p text:style-name="P43">0 → 1:</text:p>
                <text:list>
                  <text:list-item>
                    <text:p text:style-name="P43">B0 = 1</text:p>
                  </text:list-item>
                  <text:list-item>
                    <text:p text:style-name="P43">B1 = 0</text:p>
                  </text:list-item>
                </text:list>
              </text:list-item>
              <text:list-item>
                <text:p text:style-name="P43">1 → 0:</text:p>
                <text:list>
                  <text:list-item>
                    <text:p text:style-name="P43">B0 = 0</text:p>
                  </text:list-item>
                  <text:list-item>
                    <text:p text:style-name="P43">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2669226" text:style-name="L10">
              <text:list-item>
                <text:p text:style-name="P44">0 → 1:</text:p>
                <text:list>
                  <text:list-item>
                    <text:p text:style-name="P44">B0 = B0 - 0.5</text:p>
                  </text:list-item>
                  <text:list-item>
                    <text:p text:style-name="P44">B1 = B1 + 0.5</text:p>
                  </text:list-item>
                </text:list>
              </text:list-item>
              <text:list-item>
                <text:p text:style-name="P44">1 → 0:</text:p>
                <text:list>
                  <text:list-item>
                    <text:p text:style-name="P44"><text:soft-page-break/>B0 = + 0.5</text:p>
                  </text:list-item>
                  <text:list-item>
                    <text:p text:style-name="P44">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694965855" text:style-name="L11">
              <text:list-item>
                <text:p text:style-name="P45">0 → 1:</text:p>
                <text:list>
                  <text:list-item>
                    <text:p text:style-name="P45">B0 = 0</text:p>
                  </text:list-item>
                  <text:list-item>
                    <text:p text:style-name="P45">B1 = 1</text:p>
                  </text:list-item>
                </text:list>
              </text:list-item>
              <text:list-item>
                <text:p text:style-name="P45">1 → 0:</text:p>
                <text:list>
                  <text:list-item>
                    <text:p text:style-name="P45">B0 = 1</text:p>
                  </text:list-item>
                  <text:list-item>
                    <text:p text:style-name="P45">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72758100684929" text:continue-numbering="true" text:style-name="L11">
              <text:list-item>
                <text:p text:style-name="P45">0 → 1:</text:p>
                <text:list>
                  <text:list-item>
                    <text:p text:style-name="P45">B0 = B0 + 0.5</text:p>
                  </text:list-item>
                  <text:list-item>
                    <text:p text:style-name="P45">B1 = B1 – 0.5</text:p>
                  </text:list-item>
                </text:list>
              </text:list-item>
              <text:list-item>
                <text:p text:style-name="P45">1 → 0:</text:p>
                <text:list>
                  <text:list-item>
                    <text:p text:style-name="P45">B0 = B0 - 0.5</text:p>
                  </text:list-item>
                  <text:list-item>
                    <text:p text:style-name="P45">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119671966" text:style-name="L12">
              <text:list-item>
                <text:p text:style-name="P46">B0 = B0 + 1 = 1 (can be crossed swimming)</text:p>
              </text:list-item>
              <text:list-item>
                <text:p text:style-name="P46">B1 = B1 – 1 = 0</text:p>
              </text:list-item>
              <text:list-item>
                <text:p text:style-name="P4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25751199" text:style-name="L13">
              <text:list-item>
                <text:p text:style-name="P47">B0 = B0 – 1 = 0</text:p>
              </text:list-item>
              <text:list-item>
                <text:p text:style-name="P47">B1 = B1 + 1 = 1 (can be crossed swimming)</text:p>
              </text:list-item>
              <text:list-item>
                <text:p text:style-name="P47">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69282697" text:style-name="L14">
              <text:list-item>
                <text:p text:style-name="P48">B0 = B0 + 0.5 = 0,5 </text:p>
              </text:list-item>
              <text:list-item>
                <text:p text:style-name="P48">B1 = B1 – 0,5 = 0,5</text:p>
              </text:list-item>
              <text:list-item>
                <text:p text:style-name="P48">Rope throw from floor where is L3 to floor where is L2(necessary to overcome the basins which is half full when he pull down the lever)</text:p>
              </text:list-item>
              <text:list-item>
                <text:p text:style-name="P48">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216235045" text:style-name="L15">
              <text:list-item>
                <text:p text:style-name="P49">B0 = B0 + 0,5 = 1 (can be crossed swimming)</text:p>
              </text:list-item>
              <text:list-item>
                <text:p text:style-name="P49">B1 = B1 – 0,5 = 0</text:p>
              </text:list-item>
              <text:list-item>
                <text:p text:style-name="P49">Use the rope you throw down before to reach the ground and the exit</text:p>
              </text:list-item>
            </text:list>
          </table:table-cell>
        </table:table-row>
      </table:table>
      <text:p text:style-name="Text_20_body"/>
      <text:h text:style-name="P35"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7"><draw:text-box fo:min-height="7.28cm"><text:p text:style-name="Picture"><draw:frame draw:style-name="fr13" draw:name="Image59" text:anchor-type="as-char" svg:width="10.749cm" style:rel-width="100%" svg:height="7.28cm" style:rel-height="scale" draw:z-index="49"><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9">Puzzle prop.</text:p>
                </table:table-cell>
                <table:table-cell table:style-name="Table44.B1" office:value-type="string">
                  <text:p text:style-name="P19">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9">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72757226406199" text:continue-list="list2955605711" text:style-name="L9">
              <text:list-item>
                <text:p text:style-name="P43">0 → 1:</text:p>
                <text:list>
                  <text:list-item>
                    <text:p text:style-name="P43">B0 = 0</text:p>
                  </text:list-item>
                  <text:list-item>
                    <text:p text:style-name="P43">B1 = 0.5</text:p>
                  </text:list-item>
                  <text:list-item>
                    <text:p text:style-name="P43">B2 = 0.5</text:p>
                  </text:list-item>
                </text:list>
              </text:list-item>
              <text:list-item>
                <text:p text:style-name="P43">1 → 0:</text:p>
                <text:list>
                  <text:list-item>
                    <text:p text:style-name="P43">B0 = 1</text:p>
                  </text:list-item>
                  <text:list-item>
                    <text:p text:style-name="P43">B1 = 0</text:p>
                  </text:list-item>
                  <text:list-item>
                    <text:p text:style-name="P43">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73854087" text:style-name="L16">
              <text:list-item>
                <text:p text:style-name="P50">Without stick</text:p>
              </text:list-item>
              <text:list-item>
                <text:p text:style-name="P50">When the stick is rescue → state = 0</text:p>
              </text:list-item>
            </text:list>
          </table:table-cell>
          <table:table-cell table:style-name="Tabella5.C3" office:value-type="string">
            <text:list xml:id="list3476150093" text:style-name="L17">
              <text:list-item>
                <text:p text:style-name="P51">0 → 1:</text:p>
                <text:list>
                  <text:list-item>
                    <text:p text:style-name="P51">B0 = 0</text:p>
                  </text:list-item>
                  <text:list-item>
                    <text:p text:style-name="P51">B1 = B1 + 0.5</text:p>
                  </text:list-item>
                  <text:list-item>
                    <text:p text:style-name="P51">B2 = B2 – 0.5</text:p>
                  </text:list-item>
                </text:list>
              </text:list-item>
              <text:list-item>
                <text:p text:style-name="P51">1 → 0:</text:p>
                <text:list>
                  <text:list-item>
                    <text:p text:style-name="P51">B0 = 0</text:p>
                  </text:list-item>
                  <text:list-item>
                    <text:p text:style-name="P51">B1 = B1 – 0.5</text:p>
                  </text:list-item>
                  <text:list-item>
                    <text:p text:style-name="P51">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29320874" text:style-name="L18">
              <text:list-item>
                <text:p text:style-name="P52">0 → 1:</text:p>
                <text:list>
                  <text:list-item>
                    <text:p text:style-name="P52">Door closes</text:p>
                  </text:list-item>
                </text:list>
              </text:list-item>
              <text:list-item>
                <text:p text:style-name="P52">1 → 0:</text:p>
                <text:list>
                  <text:list-item>
                    <text:p text:style-name="P52">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35934608" text:style-name="L19">
              <text:list-item>
                <text:p text:style-name="P53">B0 = B0 – 1 = 0</text:p>
              </text:list-item>
              <text:list-item>
                <text:p text:style-name="P53">B1 = B1 + 0, 5 =0.5</text:p>
              </text:list-item>
              <text:list-item>
                <text:p text:style-name="P53">B2 =B2 + 0.5 = 0, 5</text:p>
              </text:list-item>
              <text:list-item>
                <text:p text:style-name="P53">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012631845" text:style-name="L20">
              <text:list-item>
                <text:p text:style-name="P54">B0 = 0</text:p>
              </text:list-item>
              <text:list-item>
                <text:p text:style-name="P54">B1 = B1 + 0.5 = 1 (can be crossed swimming)</text:p>
              </text:list-item>
              <text:list-item>
                <text:p text:style-name="P54">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231409320" text:style-name="L21">
              <text:list-item>
                <text:p text:style-name="P55">Door opens</text:p>
              </text:list-item>
              <text:list-item>
                <text:p text:style-name="P55">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126587918" text:style-name="L22">
              <text:list-item>
                <text:p text:style-name="P56">B0 = 0</text:p>
              </text:list-item>
              <text:list-item>
                <text:p text:style-name="P56">B1 = B1 – 0.5 = 0</text:p>
              </text:list-item>
              <text:list-item>
                <text:p text:style-name="P56">B2 = B2 + 0.5 = 1 (can be crossed swimming)</text:p>
              </text:list-item>
              <text:list-item>
                <text:p text:style-name="P56">Now he can swim through B2 and reach the stairs</text:p>
              </text:list-item>
            </text:list>
          </table:table-cell>
        </table:table-row>
      </table:table>
      <text:h text:style-name="P35"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3"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9">Puzzle prop.</text:p>
                </table:table-cell>
                <table:table-cell table:style-name="Table46.B1" office:value-type="string">
                  <text:p text:style-name="P19">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9">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38"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72757638455533" text:continue-list="list172757226406199" text:style-name="L9">
              <text:list-item>
                <text:p text:style-name="P43">0 → 1:</text:p>
                <text:list>
                  <text:list-item>
                    <text:p text:style-name="P43">B0 = B0 + 1,5 </text:p>
                  </text:list-item>
                  <text:list-item>
                    <text:p text:style-name="P43">B1 = 0</text:p>
                  </text:list-item>
                  <text:list-item>
                    <text:p text:style-name="P43">B2 = B2 – 1,5 </text:p>
                  </text:list-item>
                </text:list>
              </text:list-item>
              <text:list-item>
                <text:p text:style-name="P43">1 → 0:</text:p>
                <text:list>
                  <text:list-item>
                    <text:p text:style-name="P43">B0 = B0 – 1,5 </text:p>
                  </text:list-item>
                  <text:list-item>
                    <text:p text:style-name="P43">B1 = 0</text:p>
                  </text:list-item>
                  <text:list-item>
                    <text:p text:style-name="P43">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37347436" text:style-name="L23">
              <text:list-item>
                <text:p text:style-name="P57">0 → 1:</text:p>
                <text:list>
                  <text:list-item>
                    <text:p text:style-name="P57">B0 = B0 – 1 </text:p>
                  </text:list-item>
                  <text:list-item>
                    <text:p text:style-name="P57">B1 = B1 + 0.5 </text:p>
                  </text:list-item>
                  <text:list-item>
                    <text:p text:style-name="P57">B2 = B2 + 0.5 </text:p>
                  </text:list-item>
                </text:list>
              </text:list-item>
              <text:list-item>
                <text:p text:style-name="P57">1 → 0:</text:p>
                <text:list>
                  <text:list-item>
                    <text:p text:style-name="P57">B0 = B0 + 1 </text:p>
                  </text:list-item>
                  <text:list-item>
                    <text:p text:style-name="P57">B1 = B1 – 0.5 </text:p>
                  </text:list-item>
                  <text:list-item>
                    <text:p text:style-name="P57">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18049594" text:style-name="L24">
              <text:list-item>
                <text:p text:style-name="P58">B0 = B0 + 1,5 = 1,5 (can be crossed swimming)</text:p>
              </text:list-item>
              <text:list-item>
                <text:p text:style-name="P58">B1 = 0</text:p>
              </text:list-item>
              <text:list-item>
                <text:p text:style-name="P58">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68044697" text:style-name="L25">
              <text:list-item>
                <text:p text:style-name="P59">B0 = B0 – 1 = 0,5</text:p>
              </text:list-item>
              <text:list-item>
                <text:p text:style-name="P59">B1 = 0.5 (can be crossed swimming)</text:p>
              </text:list-item>
              <text:list-item>
                <text:p text:style-name="P59">B2 = B2 + 0,5 = 1</text:p>
              </text:list-item>
              <text:list-item>
                <text:p text:style-name="P59">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6017351" text:style-name="L26">
              <text:list-item>
                <text:p text:style-name="P60">B0 = B0 – 0,5 = 0 </text:p>
              </text:list-item>
              <text:list-item>
                <text:p text:style-name="P60">B1 = 0,5 </text:p>
              </text:list-item>
              <text:list-item>
                <text:p text:style-name="P60">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72757737510812" text:continue-numbering="true" text:style-name="L26">
              <text:list-item>
                <text:p text:style-name="P60">B0 = B0 + 1,5 = 1,5 (can be crossed swimming)</text:p>
              </text:list-item>
              <text:list-item>
                <text:p text:style-name="P60">B1 = 0,5 </text:p>
              </text:list-item>
              <text:list-item>
                <text:p text:style-name="P60">B2 = B2 - 1,5 = 0</text:p>
              </text:list-item>
              <text:list-item>
                <text:p text:style-name="P60">The team could reach B2's ground throw down the rope near the edge. </text:p>
              </text:list-item>
            </text:list>
          </table:table-cell>
        </table:table-row>
      </table:table>
      <text:p text:style-name="Text_20_body"/>
      <text:h text:style-name="P3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2" draw:name="Frame27" text:anchor-type="as-char" svg:width="12.801cm" draw:z-index="15"><draw:text-box fo:min-height="11.689cm"><text:p text:style-name="Picture"><draw:frame draw:style-name="fr13" draw:name="Image46" text:anchor-type="as-char" svg:width="12.797cm" style:rel-width="100%" svg:height="10.68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2" draw:name="Frame28" text:anchor-type="as-char" svg:width="6.001cm" draw:z-index="22"><draw:text-box fo:min-height="12.76cm"><text:p text:style-name="Picture"><draw:frame draw:style-name="fr13"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16"><draw:text-box fo:min-height="15.48cm"><text:p text:style-name="Picture"><draw:frame draw:style-name="fr13"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9">ID</text:p>
                  </table:table-cell>
                  <table:table-cell table:style-name="Table10.B1" office:value-type="string">
                    <text:p text:style-name="P19">Description</text:p>
                  </table:table-cell>
                </table:table-row>
              </table:table-header-rows>
              <table:table-row>
                <table:table-cell table:style-name="Table10.A2" office:value-type="string">
                  <text:p text:style-name="P3"><draw:frame draw:style-name="fr15" draw:name="Image39" text:anchor-type="as-char" svg:width="0.4cm" svg:height="0.49cm" draw:z-index="3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5" draw:name="Image40" text:anchor-type="as-char" svg:width="0.4cm" svg:height="0.49cm" draw:z-index="3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5" draw:name="immagini1" text:anchor-type="as-char" svg:width="0.4cm" svg:height="0.49cm" draw:z-index="3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5"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3"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9">Puzzle prop.</text:p>
                  </table:table-cell>
                  <table:table-cell table:style-name="Table40.B1" office:value-type="string">
                    <text:p text:style-name="P19">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2" text:outline-level="3">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61"><draw:text-box fo:min-height="22.059cm"><text:p text:style-name="Picture"><draw:frame draw:style-name="fr13" draw:name="Image4" text:anchor-type="as-char" svg:width="7.001cm" style:rel-width="100%" svg:height="22.059cm" style:rel-height="scale" draw:z-index="62"><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27"><draw:text-box fo:min-height="13.758cm"><text:p text:style-name="Picture"><draw:frame draw:style-name="fr13" draw:name="Image28" text:anchor-type="as-char" svg:width="19.001cm" style:rel-width="100%" svg:height="13.758cm" style:rel-height="scale" draw:z-index="28"><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9">ID</text:p>
                  </table:table-cell>
                  <table:table-cell table:style-name="Table14.B1" office:value-type="string">
                    <text:p text:style-name="P19">Description</text:p>
                  </table:table-cell>
                </table:table-row>
              </table:table-header-rows>
              <table:table-row>
                <table:table-cell table:style-name="Table14.A2" office:value-type="string">
                  <text:p text:style-name="P3"><draw:frame draw:style-name="fr15" draw:name="Image41" text:anchor-type="as-char" svg:width="0.4cm" svg:height="0.49cm" draw:z-index="2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5" draw:name="Image42" text:anchor-type="as-char" svg:width="0.7cm" svg:height="0.55cm" draw:z-index="4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7:27:53.907000000</dc:date>
    <meta:editing-duration>P1DT4H49M</meta:editing-duration>
    <meta:editing-cycles>694</meta:editing-cycles>
    <meta:generator>LibreOffice/6.1.2.1$Windows_X86_64 LibreOffice_project/65905a128db06ba48db947242809d14d3f9a93fe</meta:generator>
    <dc:creator>Michele Maione</dc:creator>
    <meta:document-statistic meta:table-count="60" meta:image-count="55" meta:object-count="0" meta:page-count="39" meta:paragraph-count="802" meta:word-count="6761" meta:character-count="34710" meta:non-whitespace-character-count="28795"/>
    <meta:template xlink:type="simple" xlink:actuate="onRequest" xlink:title="" xlink:href="../MasterGameDesignDocument.odm" meta:date="2018-12-28T17:59:39.040000000"/>
  </office:meta>
</office:document-meta>
</file>